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Ubuntu" officeooo:rsid="0007846c" officeooo:paragraph-rsid="0007846c"/>
    </style:style>
    <style:style style:name="P2" style:family="paragraph" style:parent-style-name="Standard">
      <style:text-properties style:font-name="Abyssinica SIL" officeooo:rsid="00066a3d" officeooo:paragraph-rsid="00084b53"/>
    </style:style>
    <style:style style:name="P3" style:family="paragraph" style:parent-style-name="Standard">
      <style:text-properties style:font-name="Abyssinica SIL" officeooo:rsid="00084b53" officeooo:paragraph-rsid="00084b53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weight="bold" officeooo:rsid="00066a3d" officeooo:paragraph-rsid="00066a3d" style:font-weight-asian="bold" style:font-weight-complex="bold"/>
    </style:style>
    <style:style style:name="P5" style:family="paragraph" style:parent-style-name="Standard">
      <style:text-properties style:font-name="Times New Roman" fo:font-weight="bold" officeooo:rsid="00090b1a" officeooo:paragraph-rsid="00090b1a" style:font-weight-asian="bold" style:font-weight-complex="bold"/>
    </style:style>
    <style:style style:name="P6" style:family="paragraph" style:parent-style-name="Standard">
      <style:text-properties style:font-name="Times New Roman" officeooo:rsid="00066a3d" officeooo:paragraph-rsid="00066a3d"/>
    </style:style>
    <style:style style:name="P7" style:family="paragraph" style:parent-style-name="Standard">
      <style:text-properties style:font-name="Times New Roman" officeooo:rsid="00066a3d" officeooo:paragraph-rsid="00084b53"/>
    </style:style>
    <style:style style:name="P8" style:family="paragraph" style:parent-style-name="Standard">
      <style:text-properties style:font-name="Times New Roman" officeooo:rsid="0007846c" officeooo:paragraph-rsid="0007846c"/>
    </style:style>
    <style:style style:name="P9" style:family="paragraph" style:parent-style-name="Standard">
      <style:text-properties style:font-name="Times New Roman" officeooo:rsid="000beb02" officeooo:paragraph-rsid="000beb02"/>
    </style:style>
    <style:style style:name="P10" style:family="paragraph" style:parent-style-name="Standard">
      <style:text-properties style:font-name="Times New Roman" officeooo:rsid="00084b53" officeooo:paragraph-rsid="00084b53"/>
    </style:style>
    <style:style style:name="P11" style:family="paragraph" style:parent-style-name="Standard">
      <style:text-properties style:font-name="Times New Roman" officeooo:rsid="00090b1a" officeooo:paragraph-rsid="00090b1a"/>
    </style:style>
    <style:style style:name="T1" style:family="text">
      <style:text-properties style:font-name="Abyssinica SIL"/>
    </style:style>
    <style:style style:name="T2" style:family="text">
      <style:text-properties officeooo:rsid="00084b53"/>
    </style:style>
    <style:style style:name="T3" style:family="text">
      <style:text-properties officeooo:rsid="00090b1a"/>
    </style:style>
    <style:style style:name="T4" style:family="text">
      <style:text-properties officeooo:rsid="0009374e"/>
    </style:style>
    <style:style style:name="T5" style:family="text">
      <style:text-properties officeooo:rsid="000a889c"/>
    </style:style>
    <style:style style:name="T6" style:family="text">
      <style:text-properties officeooo:rsid="000c7b5a"/>
    </style:style>
    <style:style style:name="T7" style:family="text">
      <style:text-properties style:font-name="Ubuntu"/>
    </style:style>
    <style:style style:name="T8" style:family="text">
      <style:text-properties style:font-name="Ubuntu" officeooo:rsid="00084b53"/>
    </style:style>
    <style:style style:name="T9" style:family="text">
      <style:text-properties style:font-name="Times New Roman"/>
    </style:style>
    <style:style style:name="T10" style:family="text">
      <style:text-properties style:font-name="Times New Roman" officeooo:rsid="00084b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Від перекладача</text:p>
      <text:p text:style-name="P6"/>
      <text:p text:style-name="P2"><text:span text:style-name="T9">Дан</text:span><text:span text:style-name="T10">ий набір з восьми уроків </text:span><text:span text:style-name="T9">є неофіційним перекладом офіційно</text:span><text:span text:style-name="T10">го курсу по створенню гри у жанрі </text:span><text:a xlink:type="simple" xlink:href="http://uk.wikipedia.org/wiki/Шутер_від_першої_особи"><text:span text:style-name="T10">FPS (шутер від першої особи)</text:span></text:a><text:span text:style-name="T9">:</text:span></text:p>
      <text:p text:style-name="P2"><text:a xlink:type="simple" xlink:href="http://www.garagegames.com/products/torque-3d/fps/"><text:span text:style-name="T10">http://www.garagegames.com/products/torque-3d/fps/</text:span></text:a></text:p>
      <text:p text:style-name="P7"/>
      <text:p text:style-name="P7">На момент перекладу документації актуальними є наступні версії <text:span text:style-name="T2">двигунів</text:span>:</text:p>
      <text:p text:style-name="P8">Torque 3D 3.5.1</text:p>
      <text:p text:style-name="P8">Torque 2D 3.0</text:p>
      <text:p text:style-name="P8"/>
      <text:p text:style-name="P9">Автор перекладу: Євген Сакара</text:p>
      <text:p text:style-name="P8"/>
      <text:p text:style-name="P8">Я не професійний перекладач, тому цей переклад можна вважати любительським. Якщо <text:span text:style-name="T5">в</text:span>и знайшли у ньому неточності, прохання <text:span text:style-name="T6">над</text:span>силати зауваження на наступну поштову скриньку:</text:p>
      <text:p text:style-name="P1"><text:a xlink:type="simple" xlink:href="mailto:eresid@gmail.com"><text:span text:style-name="T9">eresid@gmail.com</text:span></text:a></text:p>
      <text:p text:style-name="P8"/>
      <text:p text:style-name="P10">Зі своєї сторони обіцяю довести переклад до кінця, а також тримати його в актуальному стані по мірі можливостей та наявності вільного часу.</text:p>
      <text:p text:style-name="P8"/>
      <text:p text:style-name="P10">Якщо є бажання взяти участь у створенні іграшок, чи будуть якісь питання, підписуйтесь на нашу групу:</text:p>
      <text:p text:style-name="P3"><text:a xlink:type="simple" xlink:href="http://vk.com/niagame"><text:span text:style-name="T9">http://vk.com/niagame</text:span></text:a></text:p>
      <text:p text:style-name="P8"/>
      <text:p text:style-name="P5">ВАЖЛИВО!</text:p>
      <text:p text:style-name="P11">Цей переклад, як і мої наступні переклади та відео-курси не є безкоштовним. <text:span text:style-name="T4">За цю інформацію в</text:span>и повинні будете зробити три добрих справи іншим людям (персонально або ні). Це може бути і переклад корисної інформації для наших співвітчизників, це може бути і передання досвіду (наприклад я періодично навчаю людей програмуванню, що дозволить їм самореалізуватися <text:span text:style-name="T4">у суспільстві</text:span> та принести користь Україні), тощо.</text:p>
      <text:p text:style-name="P10">Ми зможемо побудувати сильну державу лише у тому випадку, якщо навчимося працювати <text:span text:style-name="T4">гуртом</text:span> <text:span text:style-name="T3">та допомагатимемо один одному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8T16:59:46.235093524</meta:creation-date>
    <dc:date>2014-07-13T20:12:00.781208939</dc:date>
    <meta:editing-duration>PT14M45S</meta:editing-duration>
    <meta:editing-cycles>13</meta:editing-cycles>
    <meta:generator>LibreOffice/4.2.4.2$Linux_X86_64 LibreOffice_project/420m0$Build-2</meta:generator>
    <meta:document-statistic meta:table-count="0" meta:image-count="0" meta:object-count="0" meta:page-count="1" meta:paragraph-count="15" meta:word-count="183" meta:character-count="1304" meta:non-whitespace-character-count="1136"/>
  </office:meta>
</office:document-meta>
</file>